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Arial Black1" svg:font-family="'Arial Black'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Arial Black" fo:font-size="60pt" style:font-size-asian="60pt" style:font-size-complex="6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7.999cm" svg:height="3.582cm" svg:x="0cm" svg:y="3.295cm" presentation:class="title" presentation:user-transformed="true">
          <draw:text-box>
            <text:p text:style-name="P1"><text:span text:style-name="T1">Mueve el estanq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Mueve el estanque en mi ser </text:span><text:span text:style-name="T2"><text:line-break/></text:span><text:span text:style-name="T2">Úneme a tu río, dame vida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No sé qué palabras decir </text:span><text:span text:style-name="T2"><text:line-break/></text:span><text:span text:style-name="T2">Que provoquen que me quieras </text:span><text:span text:style-name="T2"><text:line-break/></text:span><text:span text:style-name="T2">Más de lo que me ama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Ven, Señor, como dijiste </text:span><text:span text:style-name="T2"><text:line-break/></text:span><text:span text:style-name="T2">Derrama tu gloria</text:span><text:span text:style-name="T2"><text:line-break/></text:span><text:span text:style-name="T2">Derrama tu glori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Vence en mis tinieblas con tu luz Sé mi fuerza hoy, oh, Jesú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Encuentra mi escondite </text:span><text:span text:style-name="T2"><text:line-break/></text:span><text:span text:style-name="T2">Alcánzame si huyo, oh, Señor </text:span><text:span text:style-name="T2"><text:line-break/></text:span><text:span text:style-name="T2">Inúndame con tu am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Me amas como padre, como un hermano </text:span><text:span text:style-name="T2"><text:line-break/></text:span><text:span text:style-name="T2">Y como un león feroz, como nadi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2">Con fuerza me buscas, para abrazarme </text:span><text:span text:style-name="T2"><text:line-break/></text:span><text:span text:style-name="T2">Me envuelves en tu am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Arial Black1" svg:font-family="'Arial Black'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7T18:37:23.392000000</meta:creation-date>
    <dc:date>2023-02-07T20:40:53.359000000</dc:date>
    <meta:editing-duration>PT1H46M6S</meta:editing-duration>
    <meta:editing-cycles>1</meta:editing-cycles>
    <meta:document-statistic meta:object-count="45"/>
    <meta:generator>Real_Office/6.2.3.2$Windows_x86 LibreOffice_project/b40a93cffb3080b9876e40c60e03703e9bd35612</meta:generator>
  </office:meta>
</office:document-meta>
</file>